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Brute</text:p>
          </table:table-cell>
          <table:table-cell office:value-type="string" calcext:value-type="string">
            <text:p>Retroactive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9" calcext:value-type="float">
            <text:p>109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9" calcext:value-type="float">
            <text:p>9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04" calcext:value-type="float">
            <text:p>10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56" calcext:value-type="float">
            <text:p>15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9" calcext:value-type="float">
            <text:p>16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07" calcext:value-type="float">
            <text:p>20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51" calcext:value-type="float">
            <text:p>25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91" calcext:value-type="float">
            <text:p>29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44" calcext:value-type="float">
            <text:p>24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275" calcext:value-type="float">
            <text:p>27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85" calcext:value-type="float">
            <text:p>28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353" calcext:value-type="float">
            <text:p>35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45" calcext:value-type="float">
            <text:p>34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81" calcext:value-type="float">
            <text:p>38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511" calcext:value-type="float">
            <text:p>51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434" calcext:value-type="float">
            <text:p>43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99" calcext:value-type="float">
            <text:p>49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480" calcext:value-type="float">
            <text:p>48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64" calcext:value-type="float">
            <text:p>66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551" calcext:value-type="float">
            <text:p>551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35" calcext:value-type="float">
            <text:p>635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684" calcext:value-type="float">
            <text:p>68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808" calcext:value-type="float">
            <text:p>80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697" calcext:value-type="float">
            <text:p>697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758" calcext:value-type="float">
            <text:p>758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814" calcext:value-type="float">
            <text:p>81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849" calcext:value-type="float">
            <text:p>84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010" calcext:value-type="float">
            <text:p>101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84" calcext:value-type="float">
            <text:p>984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986" calcext:value-type="float">
            <text:p>98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293" calcext:value-type="float">
            <text:p>129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1222" calcext:value-type="float">
            <text:p>1222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432" calcext:value-type="float">
            <text:p>143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519" calcext:value-type="float">
            <text:p>151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389" calcext:value-type="float">
            <text:p>1389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1278" calcext:value-type="float">
            <text:p>1278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496" calcext:value-type="float">
            <text:p>149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1592" calcext:value-type="float">
            <text:p>1592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487" calcext:value-type="float">
            <text:p>1487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1581" calcext:value-type="float">
            <text:p>158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717" calcext:value-type="float">
            <text:p>1717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1988" calcext:value-type="float">
            <text:p>1988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935" calcext:value-type="float">
            <text:p>1935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1902" calcext:value-type="float">
            <text:p>190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895" calcext:value-type="float">
            <text:p>1895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2066" calcext:value-type="float">
            <text:p>2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062" calcext:value-type="float">
            <text:p>2062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2211" calcext:value-type="float">
            <text:p>2211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241" calcext:value-type="float">
            <text:p>2241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2416" calcext:value-type="float">
            <text:p>241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390" calcext:value-type="float">
            <text:p>239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2642" calcext:value-type="float">
            <text:p>264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600" calcext:value-type="float">
            <text:p>260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2553" calcext:value-type="float">
            <text:p>255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3119" calcext:value-type="float">
            <text:p>3119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3693" calcext:value-type="float">
            <text:p>3693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3226" calcext:value-type="float">
            <text:p>322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3042" calcext:value-type="float">
            <text:p>3042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3565" calcext:value-type="float">
            <text:p>3565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3074" calcext:value-type="float">
            <text:p>3074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800" calcext:value-type="float">
            <text:p>480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4663" calcext:value-type="float">
            <text:p>4663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4764" calcext:value-type="float">
            <text:p>4764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4946" calcext:value-type="float">
            <text:p>494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5382" calcext:value-type="float">
            <text:p>5382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6290" calcext:value-type="float">
            <text:p>629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6148" calcext:value-type="float">
            <text:p>6148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6379" calcext:value-type="float">
            <text:p>6379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066" calcext:value-type="float">
            <text:p>6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5737" calcext:value-type="float">
            <text:p>5737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5433" calcext:value-type="float">
            <text:p>543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4124" calcext:value-type="float">
            <text:p>4124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4395" calcext:value-type="float">
            <text:p>439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4369" calcext:value-type="float">
            <text:p>4369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5379" calcext:value-type="float">
            <text:p>5379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6570" calcext:value-type="float">
            <text:p>657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6237" calcext:value-type="float">
            <text:p>6237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6606" calcext:value-type="float">
            <text:p>660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6714" calcext:value-type="float">
            <text:p>6714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5488" calcext:value-type="float">
            <text:p>5488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5956" calcext:value-type="float">
            <text:p>5956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5283" calcext:value-type="float">
            <text:p>5283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7568" calcext:value-type="float">
            <text:p>7568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8080" calcext:value-type="float">
            <text:p>8080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6065" calcext:value-type="float">
            <text:p>6065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6122" calcext:value-type="float">
            <text:p>6122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7241" calcext:value-type="float">
            <text:p>724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6143" calcext:value-type="float">
            <text:p>6143</text:p>
          </table:table-cell>
          <table:table-cell office:value-type="float" office:value="297" calcext:value-type="float">
            <text:p>2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9">00/00/0000</text:date>, <text:time style:data-style-name="N2" text:time-value="21:32:09.5645510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8:47:03.446394341</meta:creation-date>
    <dc:date>2019-05-19T21:45:03.922735471</dc:date>
    <meta:editing-duration>PT6M9S</meta:editing-duration>
    <meta:editing-cycles>2</meta:editing-cycles>
    <meta:generator>LibreOffice/6.0.7.3$Linux_X86_64 LibreOffice_project/00m0$Build-3</meta:generator>
    <meta:document-statistic meta:table-count="1" meta:cell-count="273" meta:object-count="0"/>
  </office:meta>
</office:document-meta>
</file>